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296c" officeooo:paragraph-rsid="0019296c"/>
    </style:style>
    <style:style style:name="P2" style:family="paragraph" style:parent-style-name="Standard">
      <style:text-properties officeooo:rsid="0030ddb9" officeooo:paragraph-rsid="0030ddb9"/>
    </style:style>
    <style:style style:name="P3"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4"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Standard">
      <style:text-properties officeooo:rsid="0030ddb9" officeooo:paragraph-rsid="0030ddb9"/>
    </style:style>
    <style:style style:name="P6" style:family="paragraph" style:parent-style-name="Standard">
      <style:text-properties officeooo:rsid="00323749" officeooo:paragraph-rsid="00323749"/>
    </style:style>
    <style:style style:name="P7" style:family="paragraph" style:parent-style-name="Standard">
      <style:text-properties officeooo:rsid="00323749" officeooo:paragraph-rsid="00323749" loext:padding="0.049cm" loext:border="0.06pt solid #d9d9e3"/>
    </style:style>
    <style:style style:name="P8"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9" style:family="paragraph" style:parent-style-name="Text_20_body">
      <style:paragraph-properties fo:margin-left="0cm" fo:margin-right="0cm" fo:text-indent="0cm" style:auto-text-indent="false" fo:padding="0.049cm" fo:border="0.06pt solid #d9d9e3"/>
    </style:style>
    <style:style style:name="P10"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T1" style:family="text">
      <style:text-properties officeooo:rsid="00218c57"/>
    </style:style>
    <style:style style:name="T2" style:family="text">
      <style:text-properties loext:padding="0.049cm" loext:border="0.06pt solid #d9d9e3"/>
    </style:style>
    <style:style style:name="T3" style:family="text">
      <style:text-properties officeooo:rsid="00303076"/>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IC<text:span text:style-name="T1">3</text:span> – <text:span text:style-name="T1">Security</text:span> – clase 0<text:span text:style-name="T3">6</text:span></text:p>
      <text:p text:style-name="P1"/>
      <text:p text:style-name="P2">Sintaxis setcap</text:p>
      <text:p text:style-name="P2">ufw</text:p>
      <text:p text:style-name="P2"/>
      <text:p text:style-name="P6">setcap --- sintaxis correcta . <text:s/>Error de aplicación a un ENLACE SIMBÓLICO!!!! Torpeza natural</text:p>
      <text:p text:style-name="P6"/>
      <text:p text:style-name="P7">Explica qué son las capabilities en linux, escenarios de uso. Describe el comando getcap para visualizarlas y setcap para definirlas. Sintaxis del comando para agregar la capacidad de que /usr/bin/netcat permita abrir puertos no privilegiados (&lt;1024)</text:p>
      <text:p text:style-name="P8">ChatGPT</text:p>
      <text:p text:style-name="P10">En sistemas operativos basados en Linux, las "capabilities" (capacidades) son un conjunto de permisos más granular y flexible que los privilegios de superusuario (root). Permiten que ciertos programas realicen operaciones específicas que de otro modo requerirían privilegios elevados. Las capabilities se introdujeron para mejorar la seguridad al reducir la cantidad de código que se ejecuta con privilegios elevados.</text:p>
      <text:p text:style-name="P10">Cada capability está asociada con una tarea específica y puede ser asignada a un ejecutable. Algunas capabilities típicas incluyen la capacidad de abrir puertos de red de bajo número (por debajo de 1024), acceso a dispositivos de red críticos, entre otras.</text:p>
      <text:p text:style-name="P9"><text:span text:style-name="T2">Para visualizar las capabilities de un ejecutable en Linux, puedes usar el comando </text:span><text:span text:style-name="Source_20_Text"><text:span text:style-name="T2">getcap</text:span></text:span><text:span text:style-name="T2">. Para asignar o definir capabilities, se utiliza </text:span><text:span text:style-name="Source_20_Text"><text:span text:style-name="T2">setcap</text:span></text:span><text:span text:style-name="T2">.</text:span></text:p>
      <text:p text:style-name="P9"><text:span text:style-name="T2">La sintaxis básica del comando </text:span><text:span text:style-name="Source_20_Text"><text:span text:style-name="T2">getcap</text:span></text:span><text:span text:style-name="T2"> es la siguiente:</text:span></text:p>
      <text:p text:style-name="P4">bashCopy code</text:p>
      <text:p text:style-name="P3"><text:span text:style-name="Source_20_Text"><text:span text:style-name="T2">getcap &lt;nombre_del_programa&gt;</text:span></text:span></text:p>
      <text:p text:style-name="P9"><text:span text:style-name="T2">Y la sintaxis básica del comando </text:span><text:span text:style-name="Source_20_Text"><text:span text:style-name="T2">setcap</text:span></text:span><text:span text:style-name="T2"> es:</text:span></text:p>
      <text:p text:style-name="P4">bashCopy code</text:p>
      <text:p text:style-name="P3"><text:span text:style-name="Source_20_Text"><text:span text:style-name="T2">setcap &lt;capacidad&gt; &lt;nombre_del_programa&gt;</text:span></text:span></text:p>
      <text:p text:style-name="P9"><text:span text:style-name="T2">Para agregar la capacidad de que </text:span><text:span text:style-name="Source_20_Text"><text:span text:style-name="T2">/usr/bin/netcat</text:span></text:span><text:span text:style-name="T2"> pueda abrir puertos no privilegiados, puedes usar la capacidad llamada </text:span><text:span text:style-name="Source_20_Text"><text:span text:style-name="T2">CAP_NET_BIND_SERVICE</text:span></text:span><text:span text:style-name="T2">. Aquí está la sintaxis:</text:span></text:p>
      <text:p text:style-name="P4">bashCopy code</text:p>
      <text:p text:style-name="P3"><text:span text:style-name="Source_20_Text"><text:span text:style-name="T2">sudo setcap cap_net_bind_service=+ep /usr/bin/netcat</text:span></text:span></text:p>
      <text:p text:style-name="P9"><text:span text:style-name="T2">Esto asigna la capacidad </text:span><text:span text:style-name="Source_20_Text"><text:span text:style-name="T2">CAP_NET_BIND_SERVICE</text:span></text:span><text:span text:style-name="T2"> al ejecutable </text:span><text:span text:style-name="Source_20_Text"><text:span text:style-name="T2">/usr/bin/netcat</text:span></text:span><text:span text:style-name="T2"> con los permisos necesarios. Después de ejecutar este comando, el programa debería poder abrir puertos de red de bajo número sin requerir privilegios de superusuario.</text:span></text:p>
      <text:p text:style-name="P10">Es importante tener en cuenta que el uso de capabilities debe hacerse con precaución, ya que asignar capacidades incorrectas o innecesarias puede introducir riesgos de seguridad. Es <text:soft-page-break/>recomendable entender completamente las implicaciones de seguridad antes de asignar capabilities a un ejecutable.</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1-30T08:19:38.402600777</dc:date>
    <meta:editing-duration>P2DT20H48M4S</meta:editing-duration>
    <meta:editing-cycles>29</meta:editing-cycles>
    <meta:generator>LibreOffice/7.6.2.1$Linux_X86_64 LibreOffice_project/56f7684011345957bbf33a7ee678afaf4d2ba333</meta:generator>
    <meta:document-statistic meta:table-count="0" meta:image-count="0" meta:object-count="0" meta:page-count="2" meta:paragraph-count="20" meta:word-count="307" meta:character-count="2171" meta:non-whitespace-character-count="1881"/>
  </office:meta>
</office:document-meta>
</file>